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MRFaultOutInterceptor.getFault( NMRMessage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MRFaultOutInterceptor.handleMessage( NMRMessage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NMRFaultOutInterceptor.getWriter( NMR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MRFaultOutInterceptor.NMRFaultOut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